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aco" svg:font-family="Monaco, 'Courier New', 'DejaVu Sans Mono', 'Bitstream Vera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2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IN"/>
    </style:style>
    <style:style style:name="T5" style:family="text">
      <style:text-properties fo:language="en" fo:country="IN" fo:font-weight="normal" style:font-weight-asian="normal" style:font-weight-complex="normal"/>
    </style:style>
    <style:style style:name="T6" style:family="text">
      <style:text-properties fo:language="en" fo:country="IN" fo:font-weight="bold" style:font-weight-asian="bold" style:font-weight-complex="bold"/>
    </style:style>
    <style:style style:name="T7" style:family="text">
      <style:text-properties fo:font-variant="normal" fo:text-transform="none" fo:color="#666666" style:font-name="Monaco" fo:font-size="9pt" fo:letter-spacing="normal" fo:font-style="normal" fo:font-weight="normal"/>
    </style:style>
    <style:style style:name="T8" style:family="text">
      <style:text-properties fo:font-variant="normal" fo:text-transform="none" fo:color="#666666" style:font-name="Monaco" fo:font-size="9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666666" style:font-name="Monaco" fo:font-size="9pt" fo:letter-spacing="normal" fo:font-weight="normal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eps for installing and configuring git</text:span></text:p>
      <text:p text:style-name="Standard"><text:span text:style-name="T1"/></text:p>
      <text:p text:style-name="P2"><text:span text:style-name="T1">In local machine</text:span></text:p>
      <text:p text:style-name="Standard"><text:span text:style-name="T1">Installing git:</text:span> sudo apt-get install git-core<text:line-break/><text:span text:style-name="T2">Initializing local empty git repository:</text:span><text:span text:style-name="T3"> from your project folder </text:span><text:span text:style-name="T2">git init</text:span></text:p>
      <text:p text:style-name="Standard"><text:span text:style-name="T2">Checking the status: </text:span><text:span text:style-name="T3">git status (same as svn st)</text:span></text:p>
      <text:p text:style-name="Standard"><text:span text:style-name="T2">For adding files for versioning: </text:span><text:span text:style-name="T3">git add .</text:span><text:span text:style-name="T2"> </text:span></text:p>
      <text:p text:style-name="Standard"><text:span text:style-name="T2"><text:tab/></text:span><text:span text:style-name="T3">(works same as svn add. For the first time use git add . to add all the files to versioning)</text:span></text:p>
      <text:p text:style-name="Standard"><text:span text:style-name="T2">For commit changes:</text:span><text:span text:style-name="T3"> git commit -m “Commit messge”</text:span></text:p>
      <text:p text:style-name="P4"/>
      <text:p text:style-name="P4">New SSH Key:<text:span text:style-name="T3"> ssh-keygen -t rsa -C “</text:span><text:a xlink:type="simple" xlink:href="mailto:your_email@mail.com"><text:span text:style-name="T3">your_email@mail.com</text:span></text:a><text:span text:style-name="T3">”</text:span></text:p>
      <text:p text:style-name="P4"><text:span text:style-name="T3"><text:tab/>This will create 2 files (</text:span>id_rsa<text:span text:style-name="T3">, </text:span>id_rsa.pub<text:span text:style-name="T3">) in ~/.ssh folder</text:span></text:p>
      <text:p text:style-name="P4"><text:span text:style-name="T3"/></text:p>
      <text:p text:style-name="P4"><text:span text:style-name="T12">*Note:</text:span> <text:span text:style-name="T3">Now follow the steps </text:span><text:s/>In github.com <text:span text:style-name="T3">section, after that continue this</text:span></text:p>
      <text:p text:style-name="P4"><text:span text:style-name="T3"/></text:p>
      <text:p text:style-name="P4">Configure personal information:</text:p>
      <text:p text:style-name="P4"><text:tab/><text:span text:style-name="T3">git config --global user.name “krishna kumar”</text:span></text:p>
      <text:p text:style-name="P4"><text:span text:style-name="T3"><text:tab/>git config –global user.email “</text:span><text:a xlink:type="simple" xlink:href="mailto:your_email@mail.com"><text:span text:style-name="T3">your_email@mail.com</text:span></text:a><text:span text:style-name="T3">”</text:span></text:p>
      <text:p text:style-name="P4"><text:span text:style-name="T3"/></text:p>
      <text:p text:style-name="P4">Connect remote repo with local</text:p>
      <text:p text:style-name="Standard"><text:span text:style-name="T2"><text:tab/></text:span><text:span text:style-name="T3">git remote add origin </text:span><text:a xlink:type="simple" xlink:href="mailto:git@github.com"><text:span text:style-name="T3">git@github.com</text:span></text:a><text:span text:style-name="T3">:username/remote_repo.git</text:span></text:p>
      <text:p text:style-name="Standard"><text:span text:style-name="T8"/></text:p>
      <text:p text:style-name="P4">Push the local changes to remote (github) repo</text:p>
      <text:p text:style-name="P4"><text:span text:style-name="T3"><text:tab/>git push -u origin master</text:span></text:p>
      <text:p text:style-name="P4"><text:span text:style-name="T3"/></text:p>
      <text:p text:style-name="P4"><text:span text:style-name="T3"/></text:p>
      <text:p text:style-name="P3">In github.com</text:p>
      <text:list xml:id="list2034194686" text:style-name="L1">
        <text:list-item>
          <text:p text:style-name="P6"><text:span text:style-name="T5">Login to gihub.com with your credentials</text:span></text:p>
        </text:list-item>
        <text:list-item>
          <text:p text:style-name="P6"><text:span text:style-name="T5">Go to </text:span><text:span text:style-name="T6">account settings</text:span><text:span text:style-name="T5"> and then to </text:span><text:span text:style-name="T6">SSH Keys</text:span><text:span text:style-name="T5"> tab</text:span></text:p>
        </text:list-item>
        <text:list-item>
          <text:p text:style-name="P6"><text:span text:style-name="T5">Add the above generated SSH Key there ( content of ~/.ssh/id_rsa.pub)</text:span></text:p>
        </text:list-item>
        <text:list-item>
          <text:p text:style-name="P6"><text:span text:style-name="T5">To test the connection: ssh -T </text:span><text:a xlink:type="simple" xlink:href="mailto:git@github.com">git@github.com</text:a></text:p>
        </text:list-item>
        <text:list-item>
          <text:p text:style-name="P6"><text:span text:style-name="T5">Create a github repository </text:span><text:span text:style-name="T6">“Test”</text:span></text:p>
          <text:p text:style-name="P7"><text:span text:style-name="T4"/></text:p>
        </text:list-item>
      </text:list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, 'Courier New', 'DejaVu Sans Mono', 'Bitstream Vera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1 </meta:initial-creator>
    <meta:creation-date>2012-04-03T17:16:32</meta:creation-date>
    <dc:date>2012-04-03T18:28:00</dc:date>
    <dc:creator>Admin1 </dc:creator>
    <meta:editing-duration>PT01H11M29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1" meta:paragraph-count="23" meta:word-count="191" meta:character-count="1153"/>
  </office:meta>
</office:document-meta>
</file>